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.25pt"/>
    </style:style>
    <style:style style:name="co2" style:family="table-column">
      <style:table-column-properties fo:break-before="auto" style:column-width="54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22.89pt"/>
    </style:style>
    <style:style style:name="co5" style:family="table-column">
      <style:table-column-properties fo:break-before="auto" style:column-width="50.06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215.66pt"/>
    </style:style>
    <style:style style:name="ro1" style:family="table-row">
      <style:table-row-properties style:row-height="35.46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26.31pt" fo:break-before="auto" style:use-optimal-row-height="true"/>
    </style:style>
    <style:style style:name="ro4" style:family="table-row">
      <style:table-row-properties style:row-height="3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="4pt"/>
      <style:text-properties style:font-name="Free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4pt"/>
      <style:text-properties style:font-name="FreeSans"/>
    </style:style>
    <style:style style:name="ce3" style:family="table-cell" style:parent-style-name="Default">
      <style:table-cell-properties fo:wrap-option="wrap" fo:padding="4pt"/>
      <style:text-properties style:font-name="FreeSans"/>
    </style:style>
    <style:style style:name="ce4" style:family="table-cell" style:parent-style-name="Default">
      <style:table-cell-properties fo:padding="4pt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ndex Start</text:p>
          </table:table-cell>
          <table:table-cell table:style-name="ce1" office:value-type="string" calcext:value-type="string">
            <text:p>Index End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0" calcext:value-type="float">
            <text:p>0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D2]+([.C2]-1)" office:value-type="float" office:value="10500" calcext:value-type="float">
            <text:p>10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1" calcext:value-type="float">
            <text:p>1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3]*[.C3]" office:value-type="float" office:value="10501" calcext:value-type="float">
            <text:p>10501</text:p>
          </table:table-cell>
          <table:table-cell table:formula="of:=[.D3]+([.C3]-1)" office:value-type="float" office:value="21001" calcext:value-type="float">
            <text:p>210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2" calcext:value-type="float">
            <text:p>2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4]*[.C4]" office:value-type="float" office:value="21002" calcext:value-type="float">
            <text:p>21002</text:p>
          </table:table-cell>
          <table:table-cell table:formula="of:=[.D4]+([.C4]-1)" office:value-type="float" office:value="31502" calcext:value-type="float">
            <text:p>315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3" calcext:value-type="float">
            <text:p>3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5]*[.C5]" office:value-type="float" office:value="31503" calcext:value-type="float">
            <text:p>31503</text:p>
          </table:table-cell>
          <table:table-cell table:formula="of:=[.D5]+([.C5]-1)" office:value-type="float" office:value="42003" calcext:value-type="float">
            <text:p>420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4" calcext:value-type="float">
            <text:p>4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6]*[.C6]" office:value-type="float" office:value="42004" calcext:value-type="float">
            <text:p>42004</text:p>
          </table:table-cell>
          <table:table-cell table:formula="of:=[.D6]+([.C6]-1)" office:value-type="float" office:value="52504" calcext:value-type="float">
            <text:p>525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5" calcext:value-type="float">
            <text:p>5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7]*[.C7]" office:value-type="float" office:value="52505" calcext:value-type="float">
            <text:p>52505</text:p>
          </table:table-cell>
          <table:table-cell table:formula="of:=[.D7]+([.C7]-1)" office:value-type="float" office:value="63005" calcext:value-type="float">
            <text:p>630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6" calcext:value-type="float">
            <text:p>6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8]*[.C8]" office:value-type="float" office:value="63006" calcext:value-type="float">
            <text:p>63006</text:p>
          </table:table-cell>
          <table:table-cell table:formula="of:=[.D8]+([.C8]-1)" office:value-type="float" office:value="73506" calcext:value-type="float">
            <text:p>735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7" calcext:value-type="float">
            <text:p>7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9]*[.C9]" office:value-type="float" office:value="73507" calcext:value-type="float">
            <text:p>73507</text:p>
          </table:table-cell>
          <table:table-cell table:formula="of:=[.D9]+([.C9]-1)" office:value-type="float" office:value="84007" calcext:value-type="float">
            <text:p>84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8" calcext:value-type="float">
            <text:p>8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10]*[.C10]" office:value-type="float" office:value="84008" calcext:value-type="float">
            <text:p>84008</text:p>
          </table:table-cell>
          <table:table-cell table:formula="of:=[.D10]+([.C10]-1)" office:value-type="float" office:value="94508" calcext:value-type="float">
            <text:p>945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9" calcext:value-type="float">
            <text:p>9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11]*[.C11]" office:value-type="float" office:value="94509" calcext:value-type="float">
            <text:p>94509</text:p>
          </table:table-cell>
          <table:table-cell table:formula="of:=[.D11]+([.C11]-1)" office:value-type="float" office:value="105009" calcext:value-type="float">
            <text:p>1050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10" calcext:value-type="float">
            <text:p>10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12]*[.C12]" office:value-type="float" office:value="105010" calcext:value-type="float">
            <text:p>105010</text:p>
          </table:table-cell>
          <table:table-cell table:formula="of:=[.D12]+([.C12]-1)" office:value-type="float" office:value="115510" calcext:value-type="float">
            <text:p>1155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11" calcext:value-type="float">
            <text:p>11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13]*[.C13]" office:value-type="float" office:value="115511" calcext:value-type="float">
            <text:p>115511</text:p>
          </table:table-cell>
          <table:table-cell table:formula="of:=[.D13]+([.C13]-1)" office:value-type="float" office:value="126011" calcext:value-type="float">
            <text:p>1260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12" calcext:value-type="float">
            <text:p>12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14]*[.C14]" office:value-type="float" office:value="126012" calcext:value-type="float">
            <text:p>126012</text:p>
          </table:table-cell>
          <table:table-cell table:formula="of:=[.D14]+([.C14]-1)" office:value-type="float" office:value="136512" calcext:value-type="float">
            <text:p>1365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13" calcext:value-type="float">
            <text:p>13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15]*[.C15]" office:value-type="float" office:value="136513" calcext:value-type="float">
            <text:p>136513</text:p>
          </table:table-cell>
          <table:table-cell table:formula="of:=[.D15]+([.C15]-1)" office:value-type="float" office:value="147013" calcext:value-type="float">
            <text:p>1470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14" calcext:value-type="float">
            <text:p>14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16]*[.C16]" office:value-type="float" office:value="147014" calcext:value-type="float">
            <text:p>147014</text:p>
          </table:table-cell>
          <table:table-cell table:formula="of:=[.D16]+([.C16]-1)" office:value-type="float" office:value="157514" calcext:value-type="float">
            <text:p>1575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15" calcext:value-type="float">
            <text:p>15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17]*[.C17]" office:value-type="float" office:value="157515" calcext:value-type="float">
            <text:p>157515</text:p>
          </table:table-cell>
          <table:table-cell table:formula="of:=[.D17]+([.C17]-1)" office:value-type="float" office:value="168015" calcext:value-type="float">
            <text:p>1680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16" calcext:value-type="float">
            <text:p>16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18]*[.C18]" office:value-type="float" office:value="168016" calcext:value-type="float">
            <text:p>168016</text:p>
          </table:table-cell>
          <table:table-cell table:formula="of:=[.D18]+([.C18]-1)" office:value-type="float" office:value="178516" calcext:value-type="float">
            <text:p>1785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17" calcext:value-type="float">
            <text:p>17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19]*[.C19]" office:value-type="float" office:value="178517" calcext:value-type="float">
            <text:p>178517</text:p>
          </table:table-cell>
          <table:table-cell table:formula="of:=[.D19]+([.C19]-1)" office:value-type="float" office:value="189017" calcext:value-type="float">
            <text:p>189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18" calcext:value-type="float">
            <text:p>18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20]*[.C20]" office:value-type="float" office:value="189018" calcext:value-type="float">
            <text:p>189018</text:p>
          </table:table-cell>
          <table:table-cell table:formula="of:=[.D20]+([.C20]-1)" office:value-type="float" office:value="199518" calcext:value-type="float">
            <text:p>1995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er $1 automation data chunk for voice:</text:p>
          </table:table-cell>
          <table:table-cell office:value-type="float" office:value="19" calcext:value-type="float">
            <text:p>19</text:p>
          </table:table-cell>
          <table:table-cell table:formula="of:=SUM([PerVoice.$D$2:.$D$5])" office:value-type="float" office:value="10501" calcext:value-type="float">
            <text:p>10501</text:p>
          </table:table-cell>
          <table:table-cell table:formula="of:=[.B21]*[.C21]" office:value-type="float" office:value="199519" calcext:value-type="float">
            <text:p>199519</text:p>
          </table:table-cell>
          <table:table-cell table:formula="of:=[.D21]+([.C21]-1)" office:value-type="float" office:value="210019" calcext:value-type="float">
            <text:p>210019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 calcext:value-type="string">
            <text:p>player-$1-next-auto-voice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float" office:value="1" calcext:value-type="float">
            <text:p>1</text:p>
          </table:table-cell>
          <table:table-cell table:formula="of:=[.E21]+1" office:value-type="float" office:value="210020" calcext:value-type="float">
            <text:p>210020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>
            <text:p>Total number of values for player $1 automation data</text:p>
          </table:table-cell>
          <table:table-cell table:style-name="ce3"/>
          <table:table-cell table:style-name="ce3" table:formula="of:=SUM([.C2:.C25])" office:value-type="float" office:value="210021" calcext:value-type="float">
            <text:p>210021</text:p>
          </table:table-cell>
          <table:table-cell table:number-columns-repeated="1020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4">
          <table:table-cell table:style-name="ce4" table:number-columns-repeated="3"/>
          <table:table-cell table:number-columns-repeated="1020"/>
        </table:table-row>
        <table:table-row table:style-name="ro2" table:number-rows-repeated="104854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erVoice" table:style-name="ta1">
        <office:forms form:automatic-focus="false" form:apply-design-mode="false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3" table:number-columns-repeated="1017" table:default-cell-style-name="ce3"/>
        <table:table-row table:style-name="ro1"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ndex Start</text:p>
          </table:table-cell>
          <table:table-cell table:style-name="ce1" office:value-type="string" calcext:value-type="string">
            <text:p>Index End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4">
          <table:table-cell office:value-type="string" calcext:value-type="string">
            <text:p>param-automation-abs.pd ($1: automation voice; $2: player ID)</text:p>
          </table:table-cell>
          <table:table-cell office:value-type="string" calcext:value-type="string">
            <text:p>Data from param-automation-data-player-$2-voice-$1 table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formula="of:=[.C2]*[.D2]" office:value-type="float" office:value="0" calcext:value-type="float">
            <text:p>0</text:p>
          </table:table-cell>
          <table:table-cell table:formula="of:=[.E2]+([.D2]-1)" office:value-type="float" office:value="9998" calcext:value-type="float">
            <text:p>9998</text:p>
          </table:table-cell>
          <table:table-cell office:value-type="string" calcext:value-type="string">
            <text:p>Sampling automation data at 100Hz. This gives a maximum automation duration of 99.99 second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am-automation-abs.pd ($1: automation voice; $2: player ID)</text:p>
          </table:table-cell>
          <table:table-cell office:value-type="string" calcext:value-type="string">
            <text:p>Value of $0-write-idx for player $2 voice $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]+1" office:value-type="float" office:value="9999" calcext:value-type="float">
            <text:p>9999</text:p>
          </table:table-cell>
          <table:table-cell table:formula="of:=[.E3]+([.D3]-1)" office:value-type="float" office:value="9999" calcext:value-type="float">
            <text:p>999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ram-automation-abs.pd ($1: automation voice; $2: player ID)</text:p>
          </table:table-cell>
          <table:table-cell office:value-type="string" calcext:value-type="string">
            <text:p>Value of $0-sampled-send-name for player $2 voice $1, exploded into char bytes. First value is the number of chars in the string, followed by the char bytes themselves.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3]+1" office:value-type="float" office:value="10000" calcext:value-type="float">
            <text:p>10000</text:p>
          </table:table-cell>
          <table:table-cell table:formula="of:=[.E4]+([.D4]-1)" office:value-type="float" office:value="10499" calcext:value-type="float">
            <text:p>10499</text:p>
          </table:table-cell>
          <table:table-cell office:value-type="string" calcext:value-type="string">
            <text:p>Maximum send name length in chars is 499, which seems reasona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am-automation-abs.pd ($1: automation voice; $2: player ID)</text:p>
          </table:table-cell>
          <table:table-cell office:value-type="string" calcext:value-type="string">
            <text:p>Value of $0-is-playing for player $2 voice $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4]+1" office:value-type="float" office:value="10500" calcext:value-type="float">
            <text:p>10500</text:p>
          </table:table-cell>
          <table:table-cell table:formula="of:=[.E5]+([.D5]-1)" office:value-type="float" office:value="10500" calcext:value-type="float">
            <text:p>105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ta from param-automation-data-player-$2-voice-$1 tabl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[.F5]+1" office:value-type="float" office:value="10501" calcext:value-type="float">
            <text:p>10501</text:p>
          </table:table-cell>
          <table:table-cell table:formula="of:=[.E6]+([.D6]-1)" office:value-type="float" office:value="20499" calcext:value-type="float">
            <text:p>2049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alue of $0-write-idx for player $2 voice $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6]+1" office:value-type="float" office:value="20500" calcext:value-type="float">
            <text:p>20500</text:p>
          </table:table-cell>
          <table:table-cell table:formula="of:=[.E7]+([.D7]-1)" office:value-type="float" office:value="20500" calcext:value-type="float">
            <text:p>2050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alue of $0-sampled-send-name for player $2 voice $1, exploded into char bytes. First value is the number of chars in the string, followed by the char bytes themselves.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F7]+1" office:value-type="float" office:value="20501" calcext:value-type="float">
            <text:p>20501</text:p>
          </table:table-cell>
          <table:table-cell table:formula="of:=[.E8]+([.D8]-1)" office:value-type="float" office:value="21000" calcext:value-type="float">
            <text:p>210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alue of $0-is-playing for player $2 voice $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8]+1" office:value-type="float" office:value="21001" calcext:value-type="float">
            <text:p>21001</text:p>
          </table:table-cell>
          <table:table-cell table:formula="of:=[.E9]+([.D9]-1)" office:value-type="float" office:value="21001" calcext:value-type="float">
            <text:p>2100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ta from param-automation-data-player-$2-voice-$1 table</text:p>
          </table:table-cell>
          <table:table-cell office:value-type="float" office:value="2" calcext:value-type="float">
            <text:p>2</text:p>
          </table:table-cell>
          <table:table-cell office:value-type="float" office:value="9999" calcext:value-type="float">
            <text:p>9999</text:p>
          </table:table-cell>
          <table:table-cell table:formula="of:=[.F9]+1" office:value-type="float" office:value="21002" calcext:value-type="float">
            <text:p>21002</text:p>
          </table:table-cell>
          <table:table-cell table:formula="of:=[.E10]+([.D10]-1)" office:value-type="float" office:value="31000" calcext:value-type="float">
            <text:p>310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alue of $0-write-idx for player $2 voice $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0]+1" office:value-type="float" office:value="31001" calcext:value-type="float">
            <text:p>31001</text:p>
          </table:table-cell>
          <table:table-cell table:formula="of:=[.E11]+([.D11]-1)" office:value-type="float" office:value="31001" calcext:value-type="float">
            <text:p>3100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alue of $0-sampled-send-name for player $2 voice $1, exploded into char bytes. First value is the number of chars in the string, followed by the char bytes themselves.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F11]+1" office:value-type="float" office:value="31002" calcext:value-type="float">
            <text:p>31002</text:p>
          </table:table-cell>
          <table:table-cell table:formula="of:=[.E12]+([.D12]-1)" office:value-type="float" office:value="31501" calcext:value-type="float">
            <text:p>3150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alue of $0-is-playing for player $2 voice $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2]+1" office:value-type="float" office:value="31502" calcext:value-type="float">
            <text:p>31502</text:p>
          </table:table-cell>
          <table:table-cell table:formula="of:=[.E13]+([.D13]-1)" office:value-type="float" office:value="31502" calcext:value-type="float">
            <text:p>31502</text:p>
          </table:table-cell>
          <table:table-cell table:number-columns-repeated="1018"/>
        </table:table-row>
        <table:table-row table:style-name="ro2" table:number-rows-repeated="3">
          <table:table-cell/>
          <table:table-cell table:style-name="ce4" table:number-columns-repeated="3"/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Brent</meta:initial-creator>
    <meta:creation-date>2020-08-18T08:47:41.251493491</meta:creation-date>
    <dc:date>2020-08-18T10:34:44.215631851</dc:date>
    <dc:creator>William Brent</dc:creator>
    <meta:editing-duration>PT1H46M56S</meta:editing-duration>
    <meta:editing-cycles>13</meta:editing-cycles>
    <meta:generator>LibreOffice/6.0.7.3$Linux_X86_64 LibreOffice_project/00m0$Build-3</meta:generator>
    <meta:document-statistic meta:table-count="2" meta:cell-count="185" meta:object-count="0"/>
  </office:meta>
</office:document-meta>
</file>